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de transporte de passageiros – STS – Smart Transport Service</text:p>
      <text:p text:style-name="Standard"/>
      <text:p text:style-name="Standard">Features</text:p>
      <text:list xml:id="list11796115211" text:style-name="L1">
        <text:list-item>
          <text:p text:style-name="P1">Área administrativa – WEB</text:p>
          <text:list>
            <text:list-item>
              <text:p text:style-name="P1">Cadastrar empresa.</text:p>
            </text:list-item>
            <text:list-item>
              <text:p text:style-name="P1">Acessar sistema.</text:p>
            </text:list-item>
            <text:list-item>
              <text:p text:style-name="P1"><text:bookmark-start text:name="__DdeLink__40_1015668052"/>Ma<text:bookmark-end text:name="__DdeLink__40_1015668052"/>nter passageiro.</text:p>
              <text:list>
                <text:list-item>
                  <text:p text:style-name="P1">Inserir passageiro.</text:p>
                </text:list-item>
                <text:list-item>
                  <text:p text:style-name="P1">Editar passageiro.</text:p>
                </text:list-item>
                <text:list-item>
                  <text:p text:style-name="P1">Excluir passageiro.</text:p>
                </text:list-item>
                <text:list-item>
                  <text:p text:style-name="P1">Inserir ponto de parada.</text:p>
                </text:list-item>
              </text:list>
            </text:list-item>
            <text:list-item>
              <text:p text:style-name="P1"><text:bookmark-start text:name="__DdeLink__43_1015668052"/>Manter destino.<text:bookmark-end text:name="__DdeLink__43_1015668052"/></text:p>
              <text:list>
                <text:list-item>
                  <text:p text:style-name="P1">Associar motorista.</text:p>
                </text:list-item>
                <text:list-item>
                  <text:p text:style-name="P1">Associar Passageiro.</text:p>
                </text:list-item>
                <text:list-item>
                  <text:p text:style-name="P1">Associar veículo.</text:p>
                </text:list-item>
                <text:list-item>
                  <text:p text:style-name="P1">Definir endereços de destinos.</text:p>
                </text:list-item>
                <text:list-item>
                  <text:p text:style-name="P1">Definir prioridade de destinos.</text:p>
                </text:list-item>
                <text:list-item>
                  <text:p text:style-name="P1">Definir endereço de origem.</text:p>
                </text:list-item>
                <text:list-item>
                  <text:p text:style-name="P1">Visualizar estatísticas</text:p>
                </text:list-item>
              </text:list>
            </text:list-item>
            <text:list-item>
              <text:p text:style-name="P1"><text:bookmark-start text:name="__DdeLink__46_1015668052"/>Manter veiculos.<text:bookmark-end text:name="__DdeLink__46_1015668052"/></text:p>
              <text:list>
                <text:list-item>
                  <text:p text:style-name="P1">Inserir veículo.</text:p>
                  <text:list>
                    <text:list-item>
                      <text:p text:style-name="P1">Definir nome do veículo. (apelido).</text:p>
                    </text:list-item>
                  </text:list>
                </text:list-item>
                <text:list-item>
                  <text:p text:style-name="P1">Editar veículo.</text:p>
                </text:list-item>
                <text:list-item>
                  <text:p text:style-name="P1">Excluir veículo.</text:p>
                </text:list-item>
              </text:list>
            </text:list-item>
            <text:list-item>
              <text:p text:style-name="P1"><text:bookmark-start text:name="__DdeLink__51_1015668052"/>Localizar veículos.<text:bookmark-end text:name="__DdeLink__51_1015668052"/></text:p>
            </text:list-item>
            <text:list-item>
              <text:p text:style-name="P1">Sistema de pagamentos</text:p>
              <text:list>
                <text:list-item>
                  <text:p text:style-name="P1">Manter pagamentos de passegeiros.</text:p>
                </text:list-item>
                <text:list-item>
                  <text:p text:style-name="P1">Adicionar valor por destino.</text:p>
                </text:list-item>
                <text:list-item>
                  <text:p text:style-name="P1">Manter custo.</text:p>
                </text:list-item>
                <text:list-item>
                  <text:p text:style-name="P1">Gerar estatisticas custo x lucro.</text:p>
                </text:list-item>
              </text:list>
            </text:list-item>
          </text:list>
        </text:list-item>
      </text:list>
      <text:p text:style-name="Standard"/>
      <text:list xml:id="list2037066428" text:continue-numbering="true" text:style-name="L1">
        <text:list-item>
          <text:p text:style-name="P1">Passageiro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15147_260753773"/>Visualizar passageiros do destino<text:bookmark-end text:name="__DdeLink__15147_260753773"/>.</text:p>
            </text:list-item>
            <text:list-item>
              <text:p text:style-name="P1"><text:bookmark-start text:name="__DdeLink__65_1015668052"/>Confirmar <text:bookmark-end text:name="__DdeLink__65_1015668052"/>presença.</text:p>
            </text:list-item>
            <text:list-item>
              <text:p text:style-name="P1"><text:bookmark-start text:name="__DdeLink__15154_260753773"/>Acompanhar <text:bookmark-end text:name="__DdeLink__15154_260753773"/>trajeto.</text:p>
            </text:list-item>
            <text:list-item>
              <text:p text:style-name="P1"><text:bookmark-start text:name="__DdeLink__15151_260753773"/><text:bookmark-start text:name="__DdeLink__15157_260753773"/>Visualizar informações do motorista<text:bookmark-end text:name="__DdeLink__15151_260753773"/><text:bookmark-end text:name="__DdeLink__15157_260753773"/>.</text:p>
            </text:list-item>
            <text:list-item>
              <text:p text:style-name="P1"><text:bookmark-start text:name="__DdeLink__15160_260753773"/>Visualizar informações do veículo<text:bookmark-end text:name="__DdeLink__15160_260753773"/>.</text:p>
            </text:list-item>
            <text:list-item>
              <text:p text:style-name="P1"><text:bookmark-start text:name="__DdeLink__15163_260753773"/>Alterar dados pessoais<text:bookmark-end text:name="__DdeLink__15163_260753773"/>.</text:p>
            </text:list-item>
            <text:list-item>
              <text:p text:style-name="P1"><text:bookmark-start text:name="__DdeLink__15166_260753773"/>Configurar aplicativo<text:bookmark-end text:name="__DdeLink__15166_260753773"/>.</text:p>
            </text:list-item>
            <text:list-item>
              <text:p text:style-name="P1"><text:bookmark-start text:name="__DdeLink__133_600129414"/>Visualizar destinos<text:bookmark-end text:name="__DdeLink__133_600129414"/>.</text:p>
            </text:list-item>
          </text:list>
        </text:list-item>
      </text:list>
      <text:p text:style-name="Standard"/>
      <text:list xml:id="list2122626634" text:continue-numbering="true" text:style-name="L1">
        <text:list-item>
          <text:p text:style-name="P1">Motorista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54_1015668052"/>V<text:bookmark-end text:name="__DdeLink__54_1015668052"/>isualizar passageiros.</text:p>
            </text:list-item>
            <text:list-item>
              <text:p text:style-name="P1">Confirmar presença. (horário para gerar estatísticas). </text:p>
            </text:list-item>
            <text:list-item>
              <text:p text:style-name="P1"><text:bookmark-start text:name="__DdeLink__60_1015668052"/>Navegar <text:bookmark-end text:name="__DdeLink__60_1015668052"/>mapa.</text:p>
            </text:list-item>
            <text:list-item>
              <text:p text:style-name="P1">Visualizar rotas.</text:p>
            </text:list-item>
            <text:list-item>
              <text:p text:style-name="P1">Salvar rota favorita.</text:p>
            </text:list-item>
            <text:list-item>
              <text:p text:style-name="P1">Selecionar rota.</text:p>
            </text:list-item>
            <text:list-item>
              <text:p text:style-name="P1">Configurações de aplicativo. (mais curta, favorita ou default).</text:p>
            </text:list-item>
            <text:list-item>
              <text:p text:style-name="P1">Visualizar destino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04:19</meta:creation-date>
    <meta:editing-duration>PT1H12M23S</meta:editing-duration>
    <meta:editing-cycles>25</meta:editing-cycles>
    <meta:generator>LibreOffice/3.5$Linux_X86_64 LibreOffice_project/350m1$Build-2</meta:generator>
    <meta:initial-creator>alfredo </meta:initial-creator>
    <dc:date>2015-03-10T11:01:52</dc:date>
    <dc:creator>alfredo </dc:creator>
    <meta:document-statistic meta:table-count="0" meta:image-count="0" meta:object-count="0" meta:page-count="1" meta:paragraph-count="49" meta:word-count="194" meta:character-count="1259" meta:non-whitespace-character-count="1160"/>
  </office:meta>
</office:document-meta>
</file>